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3C0000031F89EE6957806D5997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paragraph-rsid="0014fa4d"/>
    </style:style>
    <style:style style:name="P2" style:family="paragraph" style:parent-style-name="Standard">
      <style:text-properties officeooo:rsid="0014fa4d" officeooo:paragraph-rsid="0014fa4d"/>
    </style:style>
    <style:style style:name="P3" style:family="paragraph">
      <style:text-properties fo:color="#c9211e" loext:opacity="100%"/>
    </style:style>
    <style:style style:name="P4" style:family="paragraph">
      <loext:graphic-properties draw:fill="none" draw:fill-color="#ffffff"/>
      <style:text-properties fo:color="#c9211e" loext:opacity="100%" loext:color-lum-mod="100%" loext:color-lum-off="0%"/>
    </style:style>
    <style:style style:name="P5" style:family="paragraph">
      <loext:graphic-properties draw:fill="none" draw:fill-color="#ffffff"/>
    </style:style>
    <style:style style:name="T1" style:family="text">
      <style:text-properties officeooo:rsid="0014fa4d"/>
    </style:style>
    <style:style style:name="T2" style:family="text">
      <style:text-properties officeooo:rsid="00158e59"/>
    </style:style>
    <style:style style:name="T3" style:family="text">
      <style:text-properties fo:color="#c9211e" loext:opacity="100%"/>
    </style:style>
    <style:style style:name="gr1" style:family="graphic">
      <style:graphic-properties draw:stroke="none" svg:stroke-color="#000000" draw:fill="none" draw:fill-color="#ffffff" fo:min-height="0.53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17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4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text:anchor-type="paragraph" draw:z-index="0" draw:name="Marco de texto 1" draw:style-name="gr3" draw:text-style-name="P5" svg:width="5.238cm" svg:height="1.451cm" svg:x="5.385cm" svg:y="-0.637cm"><draw:text-box><text:p><text:span text:style-name="T3">Logot</text:span><text:span text:style-name="T3">ipo</text:span>. </text:p></draw:text-box></draw:frame></text:p>
      <text:p text:style-name="P2"/>
      <text:p text:style-name="P2"><draw:frame text:anchor-type="paragraph" draw:z-index="1" draw:name="Marco de texto 2" draw:style-name="gr2" draw:text-style-name="P4" svg:width="8.245cm" svg:height="2.437cm" svg:x="3.992cm" svg:y="0.088cm"><draw:text-box><text:p text:style-name="P3"><text:span text:style-name="T3">H1:</text:span></text:p><text:p text:style-name="P3"><text:span text:style-name="T3">color: </text:span><text:span text:style-name="T3">#000;</text:span><text:span text:style-name="T3">text-</text:span><text:span text:style-name="T3">align: </text:span><text:span text:style-name="T3">center</text:span><text:span text:style-name="T3">;font-</text:span><text:span text:style-name="T3">famil</text:span><text:span text:style-name="T3">y: </text:span><text:span text:style-name="T3">Inter;</text:span></text:p><text:p text:style-name="P3"><text:span text:style-name="T3">font-</text:span><text:span text:style-name="T3">size: </text:span><text:span text:style-name="T3">14px;</text:span><text:span text:style-name="T3">font-</text:span><text:span text:style-name="T3">style: </text:span><text:span text:style-name="T3">norm</text:span><text:span text:style-name="T3">al;fon</text:span><text:span text:style-name="T3">t-</text:span><text:span text:style-name="T3">weigh</text:span><text:span text:style-name="T3">t: </text:span><text:span text:style-name="T3">600;li</text:span><text:span text:style-name="T3">ne-</text:span><text:span text:style-name="T3">height</text:span><text:span text:style-name="T3">: </text:span><text:span text:style-name="T3">norm</text:span><text:span text:style-name="T3">al;lett</text:span><text:span text:style-name="T3">er-</text:span><text:span text:style-name="T3">spaci</text:span><text:span text:style-name="T3">ng: </text:span><text:span text:style-name="T3">1.4px</text:span><text:span text:style-name="T3">;</text:span></text:p><text:p text:style-name="P3"><text:span text:style-name="T3">text-</text:span><text:span text:style-name="T3">transf</text:span><text:span text:style-name="T3">orm: </text:span><text:span text:style-name="T3">upper</text:span><text:span text:style-name="T3">case;</text:span></text:p></draw:text-box></draw:frame><draw:frame text:anchor-type="paragraph" draw:z-index="2" draw:name="Marco de texto 3" draw:style-name="gr1" draw:text-style-name="P4" svg:width="1.033cm" svg:height="0.532cm" svg:x="-0.575cm" svg:y="0.395cm"><draw:text-box><text:p text:style-name="P3"><text:span text:style-name="T3">h1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text:anchor-type="paragraph" draw:z-index="3" draw:name="Marco de texto 4" draw:style-name="gr1" draw:text-style-name="P4" svg:width="1.033cm" svg:height="0.532cm" svg:x="-0.741cm" svg:y="0.182cm"><draw:text-box><text:p text:style-name="P3"><text:span text:style-name="T3">h2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STILO DE PAGINA SASS</text:p>
      <text:p text:style-name="P2"/>
      <text:p text:style-name="P1">/sass</text:p>
      <text:p text:style-name="P1">|-- abstracts</text:p>
      <text:p text:style-name="P1">| <text:s text:c="2"/>|-- _variables.scss <text:s text:c="3"/>// Definiciones clave (Colores, Fuentes, Breakpoints, <text:span text:style-name="T2">tamaños de pagina</text:span>)</text:p>
      <text:p text:style-name="P1">| <text:s text:c="2"/>|-- _mixins.scss <text:s text:c="6"/>// Mixins (como el de Media Query, )</text:p>
      <text:p text:style-name="P1">|</text:p>
      <text:p text:style-name="P1">|-- base</text:p>
      <text:p text:style-name="P1">| <text:s text:c="2"/>|-- _reset.scss <text:s text:c="7"/>// Normalize o reset básico</text:p>
      <text:p text:style-name="P1">| <text:s text:c="2"/>|-- _base.scss <text:s text:c="8"/>// Estilos del body, tipografía base</text:p>
      <text:p text:style-name="P1">|</text:p>
      <text:p text:style-name="P1">|-- layout</text:p>
      <text:p text:style-name="P1">| <text:s text:c="2"/>|-- _<text:span text:style-name="T2">container.scss<text:tab/>//definición del grid</text:span></text:p>
      <text:p text:style-name="P1">| <text:s text:c="2"/>|-- _<text:span text:style-name="T1">grid.scss<text:tab/>//</text:span><text:span text:style-name="T2">diseño del grid</text:span></text:p>
      <text:p text:style-name="P1"/>
      <text:p text:style-name="P1">|</text:p>
      <text:p text:style-name="P1">|-- <text:span text:style-name="T1">pages</text:span></text:p>
      <text:p text:style-name="P1">| <text:s text:c="2"/>|-- _cv.scss <text:s text:c="10"/>// Todos los estilos detallados del Currículum (Contacto, Habilidades, Experiencia)</text:p>
      <text:p text:style-name="P1">| <text:s text:c="2"/>|-- _carta.scss <text:s text:c="7"/>// Todos los estilos detallados de la Carta</text:p>
      <text:p text:style-name="P1">|</text:p>
      <text:p text:style-name="P1">|-- style.scss <text:s text:c="12"/>// Archivo principal de importació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draw:fill-image draw:name="img_5f_general" draw:display-name="img_general" xlink:href="Pictures/100000010000023C0000031F89EE6957806D5997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draw:fill="bitmap" draw:fill-image-name="img_5f_general" draw:fill-image-width="100%" draw:fill-image-height="100%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10000023C0000031F89EE6957806D5997.png" xlink:type="simple" xlink:actuate="onLoad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img_5f_general" draw:fill-image-width="100%" draw:fill-image-height="100%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 style:next-style-name="First_20_Page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13:04:13.481158064</meta:creation-date>
    <dc:date>2025-12-10T17:05:40.613973025</dc:date>
    <meta:editing-duration>P1DT4H1M27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2" meta:paragraph-count="19" meta:word-count="100" meta:character-count="672" meta:non-whitespace-character-count="522"/>
  </office:meta>
</office:document-meta>
</file>